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style:style>
    <style:style style:name="P2" style:family="paragraph" style:parent-style-name="Text_20_body">
      <style:paragraph-properties fo:line-height="150%" fo:text-align="center" style:justify-single-word="false"/>
      <style:text-properties style:font-name="Times New Roman1" fo:font-size="12pt" fo:font-weight="bold"/>
    </style:style>
    <style:style style:name="P3" style:family="paragraph" style:parent-style-name="Text_20_body">
      <style:paragraph-properties fo:margin-top="0cm" fo:margin-bottom="0cm" fo:line-height="150%"/>
      <style:text-properties style:font-name="Times New Roman1" fo:font-size="12pt"/>
    </style:style>
    <style:style style:name="P4" style:family="paragraph" style:parent-style-name="Text_20_body">
      <style:paragraph-properties fo:margin-top="0cm" fo:margin-bottom="0cm" fo:line-height="150%" fo:text-align="center" style:justify-single-word="false"/>
      <style:text-properties style:font-name="Times New Roman1" fo:font-size="12pt" fo:font-weight="bold"/>
    </style:style>
    <style:style style:name="P5" style:family="paragraph" style:parent-style-name="Text_20_body">
      <style:paragraph-properties fo:margin-top="0cm" fo:margin-bottom="0cm" fo:line-height="150%" fo:text-align="center" style:justify-single-word="false"/>
      <style:text-properties style:font-name="Times New Roman1" fo:font-size="10pt"/>
    </style:style>
    <style:style style:name="P6" style:family="paragraph" style:parent-style-name="Text_20_body">
      <style:paragraph-properties fo:margin-top="0cm" fo:margin-bottom="0cm" fo:line-height="150%"/>
    </style:style>
    <style:style style:name="P7" style:family="paragraph" style:parent-style-name="Text_20_body">
      <style:paragraph-properties fo:margin-top="0cm" fo:margin-bottom="0cm" fo:line-height="150%" fo:text-align="center" style:justify-single-word="false"/>
    </style:style>
    <style:style style:name="T1" style:family="text">
      <style:text-properties style:font-name="Times New Roman1"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ancis Q. Laboguin                                                                                         October 15, 2018</text:p>
      <text:p text:style-name="P3">Progress Report 4</text:p>
      <text:p text:style-name="P1">Groupmates: Reinelle Jan Bugnot, Nicolo Ramirez</text:p>
      <text:p text:style-name="P2">Handwriting Recognition Canvas using Neural Networks</text:p>
      <text:p text:style-name="P6">            <text:span text:style-name="T1">In the fourth week of our project development, Reinelle is still working on the handwriting recognition using neural networks while converting his code into C++. Nicolo and I started to merge for our contributions which are about the graphical user interface and canvas. For this week, we were just continuing to develop our contributions for the project. However, our challenge is still the same as last week which is to know the process on how to integrate and merge all of our contributions into one source code.</text:span></text:p>
      <text:p text:style-name="P6"> </text:p>
      <text:p text:style-name="P6">            <text:span text:style-name="T1">For this week, I am still learning on how to work on the backend of our graphical user interface display because even until now, I still find it complicated whenever I try to work on its backend. I continued to research on several graphical user interfaces from past projects so that I can have a basis on our source code. Additional challenge that I faced is that my part is now merged with my groupmate’s part which is to create the canvas integrated to the graphical user interface. We haven’t talked on how to work on it and this is what we will do for this week.</text:span></text:p>
      <text:p text:style-name="P6"> </text:p>
      <text:p text:style-name="P3"><text:tab/>Our next step for our project was to narrow down the project because from the previous weeks, we have been thinking too big on how the outcome of our project will be. As we move on to our fourth week, we will continue to develop on how to work on our contributions.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0:38:48.58</meta:creation-date>
    <dc:date>2018-11-05T10:40:55.55</dc:date>
    <dc:creator>Francis Laboguin</dc:creator>
    <meta:editing-duration>PT30S</meta:editing-duration>
    <meta:editing-cycles>1</meta:editing-cycles>
    <meta:generator>OpenOffice/4.1.5$Win32 OpenOffice.org_project/415m1$Build-9789</meta:generator>
    <meta:document-statistic meta:table-count="0" meta:image-count="0" meta:object-count="0" meta:page-count="1" meta:paragraph-count="9" meta:word-count="267" meta:character-count="1615"/>
  </office:meta>
</office:document-meta>
</file>